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5.1</text:p>
      <text:p text:style-name="P4"/>
      <text:p text:style-name="P5">October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5.1</text:span><text:span text:style-name="T10">.tar.gz　</text:span><text:span text:style-name="Source_20_Text">zk-</text:span><text:span text:style-name="T10">bin-std-</text:span><text:span text:style-name="Source_20_Text">3.5.1</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5.1</text:span><text:span text:style-name="T10">.tar.gz　</text:span><text:span text:style-name="Source_20_Text">zk-</text:span><text:span text:style-name="T10">bin-prof-</text:span><text:span text:style-name="Source_20_Text">3.5.1</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5.1</text:span><text:span text:style-name="T10">.tar.gz<text:line-break/></text:span><text:span text:style-name="Source_20_Text">zk-bin-3.5.1</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5.1</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5.1.</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5.1.</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5.1.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5.1</text:span><text:span text:style-name="T10">.zip</text:span> <text:span text:style-name="T3">または</text:span><text:span text:style-name="Source_20_Text"> zk-bin-3.5.1</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5.1</text:span><text:span text:style-name="T10">.zip</text:span><text:span text:style-name="T3"> か</text:span> <text:span text:style-name="Source_20_Text">zk-bin-3.5.1</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5.1</text:span><text:span text:style-name="T10">.zip </text:span><text:span text:style-name="T3">もしくは</text:span> <text:span text:style-name="Source_20_Text">zk-bin-3.5.1</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5.1</text:span><text:span text:style-name="T10">.zip</text:span><text:span text:style-name="T3"> もしくは</text:span> <text:span text:style-name="Source_20_Text">zk-bin-3.5.1</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5.1</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3.0.0<text:line-break/>(itext: 2.1.3, commons-collections: 2.1, commons-logging: 1.0.2, jxl: 2.6.8,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7R1</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6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1.2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5.1</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5.1<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9-12T14:12:59</dc:date>
    <dc:language>en-US</dc:language>
    <meta:editing-cycles>1156</meta:editing-cycles>
    <meta:editing-duration>P4DT4H37M47S</meta:editing-duration>
    <meta:user-defined meta:name="Info 1"/>
    <meta:user-defined meta:name="Info 2"/>
    <meta:user-defined meta:name="Info 3"/>
    <meta:user-defined meta:name="Info 4"/>
    <meta:document-statistic meta:table-count="5" meta:image-count="2" meta:object-count="0" meta:page-count="15" meta:paragraph-count="311" meta:word-count="3027" meta:character-count="11737"/>
  </office:meta>
</office:document-meta>
</file>